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1f97"/>
    </style:style>
    <style:style style:name="P2" style:family="paragraph" style:parent-style-name="Standard">
      <style:text-properties officeooo:rsid="00051f97" officeooo:paragraph-rsid="00051f97"/>
    </style:style>
    <style:style style:name="P3" style:family="paragraph" style:parent-style-name="Standard">
      <style:text-properties officeooo:rsid="00069a9c" officeooo:paragraph-rsid="00051f97"/>
    </style:style>
    <style:style style:name="P4" style:family="paragraph" style:parent-style-name="Standard">
      <style:text-properties officeooo:rsid="0006efde" officeooo:paragraph-rsid="0006efde"/>
    </style:style>
    <style:style style:name="P5" style:family="paragraph" style:parent-style-name="Standard">
      <style:text-properties style:font-name="Liberation Mono" fo:font-size="10pt" officeooo:rsid="0006bb3c" officeooo:paragraph-rsid="0006bb3c" style:font-size-asian="10pt" style:font-size-complex="10pt"/>
    </style:style>
    <style:style style:name="P6" style:family="paragraph" style:parent-style-name="Standard">
      <style:text-properties officeooo:rsid="0006bb3c" officeooo:paragraph-rsid="0006bb3c"/>
    </style:style>
    <style:style style:name="P7" style:family="paragraph" style:parent-style-name="Standard">
      <style:paragraph-properties fo:margin-left="0.714cm" fo:margin-right="0cm" fo:text-indent="0cm" style:auto-text-indent="false"/>
      <style:text-properties style:font-name="Liberation Mono" fo:font-size="10pt" officeooo:rsid="0006efde" officeooo:paragraph-rsid="0006efde" style:font-size-asian="10pt" style:font-size-complex="10pt"/>
    </style:style>
    <style:style style:name="P8" style:family="paragraph" style:parent-style-name="Text_20_body" style:list-style-name="L1">
      <style:text-properties officeooo:rsid="00069a9c" officeooo:paragraph-rsid="00069a9c"/>
    </style:style>
    <style:style style:name="P9" style:family="paragraph" style:parent-style-name="Text_20_body">
      <style:text-properties officeooo:rsid="00069a9c" officeooo:paragraph-rsid="00069a9c"/>
    </style:style>
    <style:style style:name="P10" style:family="paragraph" style:parent-style-name="Text_20_body" style:list-style-name="L2">
      <style:text-properties officeooo:rsid="0006bb3c" officeooo:paragraph-rsid="0006bb3c"/>
    </style:style>
    <style:style style:name="P11" style:family="paragraph" style:parent-style-name="Text_20_body">
      <style:text-properties officeooo:rsid="0006bb3c" officeooo:paragraph-rsid="0006bb3c"/>
    </style:style>
    <style:style style:name="P12" style:family="paragraph" style:parent-style-name="Subtitle">
      <style:text-properties officeooo:paragraph-rsid="0008357c"/>
    </style:style>
    <style:style style:name="T1" style:family="text">
      <style:text-properties officeooo:rsid="00051f97"/>
    </style:style>
    <style:style style:name="T2" style:family="text">
      <style:text-properties officeooo:rsid="00069a9c"/>
    </style:style>
    <style:style style:name="T3" style:family="text">
      <style:text-properties officeooo:rsid="000835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 text:is-list-header="true"><text:span text:style-name="T3">Beginning to use</text:span> the clockwork programming language </text:h>
      <text:p text:style-name="P12"><text:span text:style-name="T3">Martin Leadbeater, Sep 2013</text:span></text:p>
      <text:p text:style-name="P2"/>
      <text:p text:style-name="P1"><text:span text:style-name="T1">This tutorial aims to show </text:span><text:span text:style-name="T2">how clockwork can be used to explore some sample programs.</text:span></text:p>
      <text:p text:style-name="P3"/>
      <text:h text:style-name="Heading_20_1" text:outline-level="1">Getting Started</text:h>
      <text:p text:style-name="P4">The clockwork programming language is intended for monitoring and controlling systems and as such, clockwork programs normally run continuously. The distribution includes a small program: "hello.cw" that displays "Hello World" and then exits. <text:s/>The program script is:</text:p>
      <text:p text:style-name="P4"/>
      <text:p text:style-name="P7">Hello MACHINE { ENTER INIT { LOG "Hello World"; SHUTDOWN } } </text:p>
      <text:p text:style-name="P7">hello Hello; </text:p>
      <text:p text:style-name="P4"/>
      <text:p text:style-name="P4">This following subsections aim to help you execute the hello.cw program.</text:p>
      <text:p text:style-name="P4"/>
      <text:h text:style-name="Heading_20_2" text:outline-level="2">Install clockwork</text:h>
      <text:list xml:id="list473645371" text:style-name="L1">
        <text:list-item>
          <text:p text:style-name="P8">git clone http://github.com/latproc/clockwork</text:p>
        </text:list-item>
        <text:list-item>
          <text:p text:style-name="P8">cd clockwork/iod</text:p>
        </text:list-item>
        <text:list-item>
          <text:p text:style-name="P8">make -f Makefile.cw</text:p>
        </text:list-item>
      </text:list>
      <text:p text:style-name="P9"/>
      <text:h text:style-name="Heading_20_2" text:outline-level="2">Run clockwork</text:h>
      <text:list xml:id="list1747329510" text:style-name="L2">
        <text:list-item>
          <text:p text:style-name="P10">cd ../tests</text:p>
        </text:list-item>
        <text:list-item>
          <text:p text:style-name="P10">../iod/cw hello.cw</text:p>
        </text:list-item>
      </text:list>
      <text:p text:style-name="P11">The program will display a hello message:</text:p>
      <text:p text:style-name="P5"><text:tab/>2013-09-03 15:39:36.689 ------- hello: Hello World -------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667cm" fo:margin-right="0cm" fo:margin-top="0cm" fo:margin-bottom="0cm" style:contextual-spacing="false" fo:text-indent="-1.614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_20_1" style:next-style-name="Subtitle">
      <style:paragraph-properties fo:text-align="center" style:justify-single-word="false"/>
      <style:text-properties fo:font-size="18pt" fo:font-weight="bold" officeooo:rsid="00051f97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09-03T15:18:02</meta:creation-date>
    <dc:date>2013-09-03T15:49:00</dc:date>
    <dc:creator>Martin </dc:creator>
    <meta:editing-duration>PT25M33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17" meta:word-count="128" meta:character-count="849" meta:non-whitespace-character-count="734"/>
  </office:meta>
</office:document-meta>
</file>